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0250.314205" calcext:value-type="float">
            <text:p>20250.314205</text:p>
          </table:table-cell>
          <table:table-cell table:formula="of:=[.H2]/24/365" office:value-type="float" office:value="2.31167970376712" calcext:value-type="float">
            <text:p>2.31167970376712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05T10:56:59.675163141</dc:date>
    <meta:editing-duration>P5DT21H55M46S</meta:editing-duration>
    <meta:editing-cycles>294</meta:editing-cycles>
    <meta:document-statistic meta:table-count="1" meta:cell-count="8252" meta:object-count="0"/>
  </office:meta>
</office:document-meta>
</file>